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ucida Grande" svg:font-family="'Lucida Grande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note">
      <style:text-properties officeooo:rsid="002833c7" officeooo:paragraph-rsid="00286c5e"/>
    </style:style>
    <style:style style:name="P2" style:family="paragraph" style:parent-style-name="Heading_20_1">
      <style:text-properties officeooo:rsid="002e51fd" officeooo:paragraph-rsid="002e51fd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Text_20_body" style:list-style-name="WW8Num1"/>
    <style:style style:name="P5" style:family="paragraph" style:parent-style-name="Text_20_body" style:list-style-name="WW8Num2"/>
    <style:style style:name="P6" style:family="paragraph" style:parent-style-name="Text_20_body" style:list-style-name="WW8Num2">
      <style:text-properties officeooo:paragraph-rsid="00309a3a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rsid="0025eafe" officeooo:paragraph-rsid="0025eafe"/>
    </style:style>
    <style:style style:name="P12" style:family="paragraph" style:parent-style-name="Text_20_body" style:list-style-name="L5">
      <style:text-properties officeooo:rsid="0025eafe" officeooo:paragraph-rsid="002e51fd"/>
    </style:style>
    <style:style style:name="P13" style:family="paragraph" style:parent-style-name="Text_20_body" style:list-style-name="L5">
      <style:text-properties officeooo:rsid="0025eafe" officeooo:paragraph-rsid="00306880"/>
    </style:style>
    <style:style style:name="P14" style:family="paragraph" style:parent-style-name="Text_20_body" style:list-style-name="L4">
      <style:text-properties officeooo:rsid="002833c7" officeooo:paragraph-rsid="002833c7"/>
    </style:style>
    <style:style style:name="P15" style:family="paragraph" style:parent-style-name="Text_20_body" style:list-style-name="L4">
      <style:text-properties officeooo:rsid="002833c7" officeooo:paragraph-rsid="00286c5e"/>
    </style:style>
    <style:style style:name="P16" style:family="paragraph" style:parent-style-name="Text_20_body" style:list-style-name="L4">
      <style:text-properties officeooo:rsid="002833c7" officeooo:paragraph-rsid="002c23df"/>
    </style:style>
    <style:style style:name="P17" style:family="paragraph" style:parent-style-name="Text_20_body" style:list-style-name="L4">
      <style:text-properties officeooo:rsid="002833c7" officeooo:paragraph-rsid="002cff16"/>
    </style:style>
    <style:style style:name="P18" style:family="paragraph" style:parent-style-name="Text_20_body" style:list-style-name="L4">
      <style:text-properties officeooo:rsid="002c0539" officeooo:paragraph-rsid="002c0539"/>
    </style:style>
    <style:style style:name="P19" style:family="paragraph" style:parent-style-name="Text_20_body" style:list-style-name="L4">
      <style:text-properties officeooo:rsid="00276e8d" officeooo:paragraph-rsid="002c0539"/>
    </style:style>
    <style:style style:name="P20" style:family="paragraph" style:parent-style-name="Text_20_body" style:list-style-name="L4">
      <style:text-properties officeooo:rsid="00276e8d" officeooo:paragraph-rsid="002c23df"/>
    </style:style>
    <style:style style:name="P21" style:family="paragraph" style:parent-style-name="Text_20_body" style:list-style-name="L4">
      <style:text-properties fo:font-weight="bold" officeooo:rsid="002c0539" officeooo:paragraph-rsid="002c0539" style:font-weight-asian="bold" style:font-weight-complex="bold"/>
    </style:style>
    <style:style style:name="P22" style:family="paragraph" style:parent-style-name="Text_20_body" style:list-style-name="L4">
      <style:text-properties fo:font-weight="bold" officeooo:rsid="002c23df" officeooo:paragraph-rsid="002c23df" style:font-weight-asian="bold" style:font-weight-complex="bold"/>
    </style:style>
    <style:style style:name="P23" style:family="paragraph" style:parent-style-name="Text_20_body" style:list-style-name="L4">
      <style:text-properties fo:font-weight="bold" officeooo:rsid="002cff16" officeooo:paragraph-rsid="002cff16" style:font-weight-asian="bold" style:font-weight-complex="bold"/>
    </style:style>
    <style:style style:name="P24" style:family="paragraph" style:parent-style-name="Text_20_body" style:list-style-name="L4">
      <style:text-properties officeooo:rsid="00286c5e" officeooo:paragraph-rsid="00286c5e"/>
    </style:style>
    <style:style style:name="P25" style:family="paragraph" style:parent-style-name="Text_20_body" style:list-style-name="L4">
      <style:text-properties officeooo:rsid="00286c5e" officeooo:paragraph-rsid="002c23df"/>
    </style:style>
    <style:style style:name="P26" style:family="paragraph" style:parent-style-name="Text_20_body" style:list-style-name="L6">
      <style:text-properties officeooo:rsid="0029864f" officeooo:paragraph-rsid="0029864f"/>
    </style:style>
    <style:style style:name="P27" style:family="paragraph" style:parent-style-name="Text_20_body" style:list-style-name="L6">
      <style:text-properties officeooo:rsid="002a9633" officeooo:paragraph-rsid="002a9633"/>
    </style:style>
    <style:style style:name="P28" style:family="paragraph" style:parent-style-name="Text_20_body" style:list-style-name="L4">
      <style:text-properties officeooo:rsid="002c23df" officeooo:paragraph-rsid="002c23df"/>
    </style:style>
    <style:style style:name="P29" style:family="paragraph" style:parent-style-name="Text_20_body" style:list-style-name="L4">
      <style:text-properties officeooo:rsid="002c23df" officeooo:paragraph-rsid="002cff16"/>
    </style:style>
    <style:style style:name="P30" style:family="paragraph" style:parent-style-name="Text_20_body" style:list-style-name="L4">
      <style:text-properties officeooo:rsid="002cff16" officeooo:paragraph-rsid="002cff16"/>
    </style:style>
    <style:style style:name="P31" style:family="paragraph" style:parent-style-name="Text_20_body">
      <style:text-properties officeooo:rsid="002f26ae" officeooo:paragraph-rsid="002f26ae"/>
    </style:style>
    <style:style style:name="P32" style:family="paragraph" style:parent-style-name="Text_20_body" style:list-style-name="WW8Num1">
      <style:text-properties officeooo:rsid="00309a3a" officeooo:paragraph-rsid="00309a3a"/>
    </style:style>
    <style:style style:name="T1" style:family="text">
      <style:text-properties officeooo:rsid="0024c1da"/>
    </style:style>
    <style:style style:name="T2" style:family="text">
      <style:text-properties style:font-name="Lucida Grande" style:font-name-asian="Calibri" style:font-name-complex="Times New Roman"/>
    </style:style>
    <style:style style:name="T3" style:family="text">
      <style:text-properties officeooo:rsid="00286c5e"/>
    </style:style>
    <style:style style:name="T4" style:family="text">
      <style:text-properties style:use-window-font-color="true" style:text-position="super 58%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style:use-window-font-color="true" style:text-position="super 58%" style:font-name="Calibri" fo:font-size="11pt" fo:language="en" fo:country="US" officeooo:rsid="002833c7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officeooo:rsid="002cff16"/>
    </style:style>
    <style:style style:name="T7" style:family="text">
      <style:text-properties officeooo:rsid="002d3097"/>
    </style:style>
    <style:style style:name="T8" style:family="text">
      <style:text-properties officeooo:rsid="002d9575"/>
    </style:style>
    <style:style style:name="T9" style:family="text">
      <style:text-properties officeooo:rsid="002e51fd"/>
    </style:style>
    <style:style style:name="T10" style:family="text">
      <style:text-properties officeooo:rsid="002f26ae"/>
    </style:style>
    <style:style style:name="T11" style:family="text">
      <style:text-properties officeooo:rsid="002fa44e"/>
    </style:style>
    <style:style style:name="T12" style:family="text">
      <style:text-properties officeooo:rsid="00306880"/>
    </style:style>
    <style:style style:name="T13" style:family="text">
      <style:text-properties officeooo:rsid="00309a3a"/>
    </style:style>
    <style:style style:name="T14" style:family="text">
      <style:text-properties officeooo:rsid="00327e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F5 Operations Manual</text:p>
      <text:h text:style-name="P2" text:outline-level="1">Opening and Closing the Drain <text:span text:style-name="T10">Ports</text:span></text:h>
      <text:p text:style-name="Text_20_body">There are five drain ports on the rig. <text:s/>Their locations are marked on the P&amp;ID. <text:s/></text:p>
      <text:list xml:id="list8791723261155788907" text:style-name="L5">
        <text:list-item>
          <text:p text:style-name="P12">Under the feed tank <text:span text:style-name="T9">there is a valve that can be opened to drain. <text:s/>A spanner is required to open and close this valve.</text:span></text:p>
        </text:list-item>
        <text:list-item>
          <text:p text:style-name="P12">Upstream of PP01 <text:span text:style-name="T10">there is an RJT connection with a blanking plate.</text:span></text:p>
        </text:list-item>
        <text:list-item>
          <text:p text:style-name="P13">Under the membrane inlet manifold <text:span text:style-name="T10">there is an RJT connection with a blanking plate.</text:span></text:p>
        </text:list-item>
        <text:list-item>
          <text:p text:style-name="P12">Under the lower permeate manifold <text:span text:style-name="T10">there is a manual isolation valve with a black handle.</text:span></text:p>
        </text:list-item>
        <text:list-item>
          <text:p text:style-name="P12">Under the permeate tank <text:span text:style-name="T10">there is a manual isolation valve with a red handle.</text:span></text:p>
        </text:list-item>
      </text:list>
      <text:p text:style-name="P31">A C-Spanner is <text:span text:style-name="T11">required</text:span> for the RJT connections.</text:p>
      <text:h text:style-name="Heading_20_1" text:outline-level="1">Production</text:h>
      <text:list xml:id="list7898023994408426910" text:style-name="WW8Num1">
        <text:list-item>
          <text:p text:style-name="P4">Ensure all drains are closed, <text:span text:style-name="T10">as per the instructions above.</text:span></text:p>
        </text:list-item>
        <text:list-item>
          <text:p text:style-name="P4">Set the swing bend such that permeate is not returned to the feed tank. <text:s/>Connect to permeate discharge via the swing bend to ensure it remains connected to the plant and is not lost.</text:p>
        </text:list-item>
        <text:list-item>
          <text:p text:style-name="P4">Connect feed <text:span text:style-name="T14">via</text:span> V63.</text:p>
        </text:list-item>
        <text:list-item>
          <text:p text:style-name="P4">Connect Retentate Bleed (if desired).</text:p>
        </text:list-item>
        <text:list-item>
          <text:p text:style-name="P4">Connect Retentate Out to RJT <text:span text:style-name="T14">connection</text:span> at V62.</text:p>
        </text:list-item>
        <text:list-item>
          <text:p text:style-name="P4">Select production on the <text:span text:style-name="T14">O</text:span>peration switch.</text:p>
        </text:list-item>
        <text:list-item>
          <text:p text:style-name="P4">Select appropriate membrane on the <text:span text:style-name="T14">M</text:span>embrane <text:span text:style-name="T14">T</text:span>ype switch (stainless steel or polys<text:span text:style-name="T8">ulf</text:span>one). <text:s/></text:p>
        </text:list-item>
        <text:list-item>
          <text:p text:style-name="P4">Press the Reset button to clear the fault warning light if it is lit—once the reasons for a fault have been explored.</text:p>
        </text:list-item>
        <text:list-item>
          <text:p text:style-name="P4">Press the Start button.</text:p>
        </text:list-item>
      </text:list>
      <text:list xml:id="list2348490494310910040" text:style-name="WW8Num2">
        <text:list-item>
          <text:p text:style-name="P6"><text:span text:style-name="T7">If the concentrate button is not pressed, V63 will open, admitting feed to feed tank. <text:s/>If the concentrate button is pressed during production, V63 will close and remain closed. <text:s/>The concentrate button can be pressed at any time during production.</text:span></text:p>
        </text:list-item>
        <text:list-item>
          <text:p text:style-name="P5">When sufficient liquid is in <text:span text:style-name="T13">the </text:span>feed tank, circulation will start. <text:s/></text:p>
        </text:list-item>
        <text:list-item>
          <text:p text:style-name="P5"><text:soft-page-break/>Process includes back-flushing of membranes at regular intervals using produced permeate and pumping of permeate when there is sufficient in the tank.</text:p>
        </text:list-item>
      </text:list>
      <text:list xml:id="list224718809972622" text:continue-list="list7898023994408426910" text:style-name="WW8Num1">
        <text:list-item>
          <text:p text:style-name="P4">When sufficient permeate has been produced the permeate will be discharged from V17.</text:p>
        </text:list-item>
        <text:list-item>
          <text:p text:style-name="P32">Press the Stop button to end production.</text:p>
        </text:list-item>
      </text:list>
      <text:p text:style-name="Text_20_body">Manual back-flush <text:span text:style-name="T13">of the membrane modules </text:span>can be initiated by pressing the back-flush button during production.</text:p>
      <text:p text:style-name="Text_20_body">Manual discharge of permeate from <text:span text:style-name="T13">the </text:span>permeate tank and retentate from the feed tank can be initiated by pressing the appropriate button but only when the plant is stopped, <text:span text:style-name="T13">see the instructions below.</text:span></text:p>
      <text:h text:style-name="Heading_20_1" text:outline-level="1">Emptying the Feed Tank</text:h>
      <text:list xml:id="list3813444113617603220" text:style-name="L1">
        <text:list-item>
          <text:p text:style-name="P7">Press the Stop button to ensure the machine has come to a halt.</text:p>
        </text:list-item>
        <text:list-item>
          <text:p text:style-name="P7">Press the Reset button to clear the fault warning light if it is lit—once the reasons for a fault have been explored.</text:p>
        </text:list-item>
        <text:list-item>
          <text:p text:style-name="P7">The position of the operation and membrane type switches are not important; they can stay as they are.</text:p>
        </text:list-item>
        <text:list-item>
          <text:p text:style-name="P7">Press the Retentate Out button.</text:p>
        </text:list-item>
      </text:list>
      <text:list xml:id="list4413635330783152830" text:style-name="L2">
        <text:list-item>
          <text:list>
            <text:list-item>
              <text:p text:style-name="P8">V62 will open and V61 will close</text:p>
            </text:list-item>
            <text:list-item>
              <text:p text:style-name="P8">Retentate will be pumped by PP01 until the feed tank is empty (as checked by LT02 and then a timer runs the pump once the tank level is below that which the level transmitter can detect).</text:p>
            </text:list-item>
            <text:list-item>
              <text:p text:style-name="P8">Retentate will flow via V62.</text:p>
            </text:list-item>
          </text:list>
        </text:list-item>
      </text:list>
      <text:p text:style-name="Text_20_body">The feed tank, or retentate tank, can be emptied only when the machine has stopped.</text:p>
      <text:h text:style-name="Heading_20_1" text:outline-level="1">Emptying the Permeate Tank</text:h>
      <text:list xml:id="list224718131176437" text:continue-list="list3813444113617603220" text:style-name="L1">
        <text:list-item text:start-value="1">
          <text:p text:style-name="P7">Press the Stop button to ensure the machine has come to a halt.</text:p>
        </text:list-item>
        <text:list-item>
          <text:p text:style-name="P7">Press the Reset button to clear the fault warning light if it is lit—once the reasons for a fault have been explored.</text:p>
        </text:list-item>
        <text:list-item>
          <text:p text:style-name="P7">The position of the operation and membrane type switches are not important; they can stay as they are.</text:p>
        </text:list-item>
        <text:list-item>
          <text:p text:style-name="P7">Press the Permeate Out button.</text:p>
        </text:list-item>
      </text:list>
      <text:list xml:id="list8686854191346126228" text:style-name="L3">
        <text:list-item>
          <text:list>
            <text:list-item>
              <text:p text:style-name="P9">V17 will open</text:p>
            </text:list-item>
            <text:list-item>
              <text:p text:style-name="P9"><text:soft-page-break/>Permeate will be pumped by PP02 until the permeate tank is empty (as checked by LT01 and then a timer runs the pump once the tank level is below that which the level transmitter can detect).</text:p>
            </text:list-item>
            <text:list-item>
              <text:p text:style-name="P9">If the swing bend is in place, permeate will be pumped back into the feed tank. <text:s/>Otherwise, permeate will flow via V17.</text:p>
            </text:list-item>
          </text:list>
        </text:list-item>
      </text:list>
      <text:p text:style-name="Text_20_body">The permeate tank can be emptied only when the machine has stopped.</text:p>
      <text:h text:style-name="Heading_20_1" text:outline-level="1">Emptying the Rig</text:h>
      <text:p text:style-name="Text_20_body">For cleaning or for transport <text:span text:style-name="T1">the rig may be emptied by:</text:span></text:p>
      <text:list xml:id="list5851076295199836382" text:style-name="L4">
        <text:list-item>
          <text:p text:style-name="P11">Empty the feed tank, as per the instructions above.</text:p>
        </text:list-item>
        <text:list-item>
          <text:p text:style-name="P11">Empty the permeate tank, as per the instructions above.</text:p>
        </text:list-item>
        <text:list-item>
          <text:p text:style-name="P11">Open the drain valves, <text:span text:style-name="T10">as per the instructions above.</text:span></text:p>
        </text:list-item>
        <text:list-item>
          <text:p text:style-name="P14">Allow the retentate to drain from the upper retentate manifold down through the membrane modules and out the drain of the membrane inlet manifold.</text:p>
        </text:list-item>
        <text:list-item>
          <text:p text:style-name="P18">Once the rig is emptied, close all the drains that were opened.</text:p>
        </text:list-item>
      </text:list>
      <text:h text:style-name="Heading_20_1" text:outline-level="1">Cleaning the Rig</text:h>
      <text:list xml:id="list224717093024483" text:continue-list="list5851076295199836382" text:style-name="L4">
        <text:list-item text:start-value="1">
          <text:p text:style-name="P19">Fit the swing-bend from V17 such the permeate tank will discharge to the feed tank.</text:p>
          <text:p text:style-name="P21">Rinse</text:p>
        </text:list-item>
        <text:list-item>
          <text:p text:style-name="P19">Empty the rig, as per the instructions above.</text:p>
        </text:list-item>
        <text:list-item>
          <text:p text:style-name="P15">Add 200L <text:span text:style-name="T3">of</text:span> water at 50<text:span text:style-name="T2">°</text:span>C to the feed tank. <text:s/>The polys<text:span text:style-name="T3">ulf</text:span>one membranes typically have a maximum cleaning temperature of 54<text:span text:style-name="T2">°</text:span>C<text:note text:id="ftn1" text:note-class="footnote"><text:note-citation>1</text:note-citation><text:note-body><text:p text:style-name="P1">See <text:span text:style-name="T3">http://kochmembrane.com/PDFs/Data-Sheets/Hollow-Fiber/UF/romicon-5-inch-hf-ctg-general-datasheet.aspx</text:span></text:p></text:note-body></text:note>.</text:p>
        </text:list-item>
        <text:list-item>
          <text:p text:style-name="P15">Press the Reset button to clear the fault warning light if it is lit—once the reasons for a fault have been explored.</text:p>
        </text:list-item>
        <text:list-item>
          <text:p text:style-name="P15"><text:span text:style-name="T3">Set</text:span> <text:span text:style-name="T3">the operation switch </text:span>to CIP.</text:p>
        </text:list-item>
        <text:list-item>
          <text:p text:style-name="P24">Press the Start button</text:p>
        </text:list-item>
      </text:list>
      <text:list xml:id="list2043363647983727218" text:style-name="L6">
        <text:list-item>
          <text:p text:style-name="P26">PP01 will circulate the water around the rig.</text:p>
        </text:list-item>
        <text:list-item>
          <text:p text:style-name="P27">V63 (the feed tank inlet valve) will remain closed.</text:p>
        </text:list-item>
        <text:list-item>
          <text:p text:style-name="P26">The membranes will automatically be regularly backwashed.</text:p>
        </text:list-item>
        <text:list-item>
          <text:p text:style-name="P26">The rig will automatically stop after 15 minutes.</text:p>
        </text:list-item>
      </text:list>
      <text:list xml:id="list224717519800885" text:continue-list="list224717093024483" text:style-name="L4">
        <text:list-header>
          <text:p text:style-name="P22">Alkali Wash</text:p>
        </text:list-header>
        <text:list-item>
          <text:p text:style-name="P20"><text:soft-page-break/>Empty the rig, as per the instructions above.</text:p>
        </text:list-item>
        <text:list-item>
          <text:p text:style-name="P10">Add 200L of water at 50°C to the feed tank and sufficient Ultrasil 91 to bring the pH to 11.5 to 12.0. <text:s/>The polysulfone membranes typically have a maximum allowable pH of 13 with a solution temperature of 54°C<text:span text:style-name="Footnote_20_Symbol"><text:span text:style-name="T5"><text:note-ref text:note-class="footnote" text:reference-format="text" text:ref-name="ftn1">1</text:note-ref></text:span></text:span>.</text:p>
        </text:list-item>
        <text:list-item>
          <text:p text:style-name="P16">Press the Reset button to clear the fault warning light if it is lit—once the reasons for a fault have been explored.</text:p>
        </text:list-item>
        <text:list-item>
          <text:p text:style-name="P25">Press the Start button</text:p>
          <text:p text:style-name="P22">Rinse</text:p>
        </text:list-item>
        <text:list-item>
          <text:p text:style-name="P28">Rinse the plant as above, probably twice, until a pH of less than 8.5 is obtained.</text:p>
          <text:p text:style-name="P22">Acid Wash</text:p>
        </text:list-item>
        <text:list-item>
          <text:p text:style-name="P20">Empty the rig, as per the instructions above.</text:p>
        </text:list-item>
        <text:list-item>
          <text:p text:style-name="P17">Add 200L of water at 50°C to the feed tank and sufficient Ultrasil <text:span text:style-name="T6">75</text:span> to bring the pH <text:span text:style-name="T6">down </text:span>to <text:span text:style-name="T6">2</text:span>.5 to <text:span text:style-name="T6">3</text:span>.0. <text:s/>The polysulfone membranes typically have a <text:span text:style-name="T6">minimum</text:span> allowable pH of 1.<text:span text:style-name="T6">5</text:span> with a solution temperature of 54°C<text:span text:style-name="Footnote_20_Symbol"><text:span text:style-name="T4"><text:note-ref text:note-class="footnote" text:reference-format="text" text:ref-name="ftn1">1</text:note-ref></text:span></text:span>.</text:p>
          <text:p text:style-name="P23">Rinse</text:p>
        </text:list-item>
        <text:list-item>
          <text:p text:style-name="P29">Rinse the plant as above, probably twice, until a pH of <text:span text:style-name="T6">at least</text:span> than <text:span text:style-name="T6">6.0</text:span> is obtained.</text:p>
        </text:list-item>
        <text:list-item>
          <text:p text:style-name="P30">The rig is now cle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ucida Grande" svg:font-family="'Lucida Grande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Arial" fo:font-family="Arial" style:font-family-generic="swiss" style:font-pitch="variable" fo:font-size="10pt" style:font-name-asian="Wingdings 2" style:font-family-asian="'Wingdings 2'" style:font-family-generic-asian="roman" style:font-pitch-asian="variable" style:font-charset-asian="x-symbol" style:font-size-asian="10pt" style:font-name-complex="Arial" style:font-family-complex="Arial" style:font-family-generic-complex="swiss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4.0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on O'Keefe</meta:initial-creator>
    <meta:creation-date>2011-03-03T15:21:00</meta:creation-date>
    <dc:creator>Matthew Walker</dc:creator>
    <dc:date>2017-07-09T22:47:16.491353000</dc:date>
    <meta:editing-cycles>13</meta:editing-cycles>
    <meta:editing-duration>P4DT16H3M44S</meta:editing-duration>
    <meta:generator>LibreOffice/5.1.4.2$MacOSX_X86_64 LibreOffice_project/f99d75f39f1c57ebdd7ffc5f42867c12031db97a</meta:generator>
    <meta:document-statistic meta:table-count="0" meta:image-count="0" meta:object-count="0" meta:page-count="4" meta:paragraph-count="77" meta:word-count="1037" meta:character-count="5710" meta:non-whitespace-character-count="4797"/>
  </office:meta>
</office:document-meta>
</file>